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6b2394" draw:fill="none" fo:min-height="0.285cm"/>
    </style:style>
    <style:style style:name="gr2" style:family="graphic" style:parent-style-name="objectwithoutfill">
      <style:graphic-properties svg:stroke-width="0.01cm" svg:stroke-color="#6b0094" draw:marker-start="Arrow" draw:marker-start-width="0.18cm" draw:marker-end="" draw:marker-end-width="0.18cm" draw:fill="none" draw:textarea-vertical-align="middle" fo:padding-top="0.13cm" fo:padding-bottom="0.13cm" fo:padding-left="0.255cm" fo:padding-right="0.255cm"/>
    </style:style>
    <style:style style:name="gr3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>
      <style:graphic-properties svg:stroke-width="0.01cm" svg:stroke-color="#6b0094" draw:marker-start="Arrow" draw:marker-start-width="0.18cm" draw:marker-end="Arrow" draw:marker-end-width="0.18cm" draw:fill="none" draw:textarea-vertical-align="middle" fo:padding-top="0.13cm" fo:padding-bottom="0.13cm" fo:padding-left="0.255cm" fo:padding-right="0.255cm"/>
    </style:style>
    <style:style style:name="gr8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objectwithoutfill">
      <style:graphic-properties draw:stroke="dash" draw:stroke-dash="replikace" svg:stroke-width="0.02cm" svg:stroke-color="#6b2394" draw:marker-start="Arrow" draw:marker-start-width="0.18cm" draw:marker-end="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6b2394" draw:fill="none" fo:min-height="0.145cm"/>
    </style:style>
    <style:style style:name="gr13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6b2394" draw:fill="solid" draw:fill-color="#ffffff" draw:opacity="50%" fo:min-height="0.264cm" draw:shadow-opacity="50%"/>
    </style:style>
    <style:style style:name="gr16" style:family="graphic" style:parent-style-name="standard">
      <style:graphic-properties draw:stroke="none" svg:stroke-color="#6b2394" draw:fill="none" draw:fill-color="#ffffff" draw:opacity="50%" fo:min-height="0.15cm" draw:shadow-opacity="50%"/>
    </style:style>
    <style:style style:name="gr17" style:family="graphic" style:parent-style-name="objectwithoutfill">
      <style:graphic-properties draw:stroke="dash" draw:stroke-dash="replikace"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3" style:family="paragraph">
      <style:paragraph-properties fo:text-align="center"/>
      <style:text-properties fo:font-family="'Ubuntu Light'" style:font-style-name="Světlé" style:font-pitch="variable" fo:font-weight="250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Světlé" style:font-pitch="variable" fo:font-size="1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size="10pt" fo:font-weight="250" style:font-size-asian="10pt" style:font-size-complex="10pt" fo:hyphenate="false"/>
    </style:style>
    <style:style style:name="P8" style:family="paragraph">
      <style:paragraph-properties fo:text-align="center"/>
      <style:text-properties fo:font-family="'Ubuntu Light'" style:font-style-name="Světlé" style:font-pitch="variable" fo:font-size="8pt" fo:font-weight="250"/>
    </style:style>
    <style:style style:name="P9" style:family="paragraph">
      <style:paragraph-properties fo:text-align="center"/>
      <style:text-properties fo:font-family="'Ubuntu Light'" style:font-style-name="Světlé" style:font-pitch="variable" fo:font-size="9pt" fo:font-weight="250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Světlé" style:font-pitch="variable" fo:font-size="9pt" fo:text-shadow="none" fo:font-weight="250" style:font-size-asian="9pt" style:font-size-complex="9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9pt" fo:font-weight="250" style:font-size-asian="9pt" style:font-size-complex="9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pitch="variable" fo:font-size="9pt" fo:text-shadow="none" fo:font-weight="250" style:font-size-asian="9pt" style:font-size-complex="9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9pt" fo:text-shadow="none" fo:font-weight="250" style:font-size-asian="9pt" style:font-size-complex="9pt" fo:hyphenate="false"/>
    </style:style>
    <style:style style:name="T1" style:family="text">
      <style:text-properties fo:color="#6b0094" style:text-outline="false" style:text-line-through-style="none" style:text-position="0% 100%" fo:font-family="'Ubuntu Light'" style:font-style-name="Světlé" style:font-pitch="variable" fo:font-size="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6b0094" style:text-outline="false" style:text-line-through-style="none" style:text-position="0% 100%" fo:font-family="'Ubuntu Light'" style:font-style-name="Světlé" style:font-pitch="variable" fo:font-size="10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fo:font-family="'Ubuntu Light'" style:font-style-name="Světlé" style:font-pitch="variable" fo:font-size="9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6b0094" style:text-outline="false" style:text-line-through-style="none" style:text-position="0% 100%" fo:font-family="'Ubuntu Light'" style:font-style-name="Světlé" style:font-pitch="variable" fo:font-size="9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'Ubuntu Light'" style:font-style-name="Light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1.148cm" svg:height="0.569cm" svg:x="6.552cm" svg:y="1.721cm">
          <draw:text-box>
            <text:p text:style-name="P1"><text:span text:style-name="T1">čtení</text:span></text:p>
          </draw:text-box>
        </draw:frame>
        <draw:line draw:style-name="gr2" draw:text-style-name="P3" draw:layer="layout" svg:x1="10.04cm" svg:y1="5.005cm" svg:x2="11.74cm" svg:y2="5.005cm">
          <text:p/>
        </draw:line>
        <draw:g>
          <draw:custom-shape draw:style-name="gr3" draw:text-style-name="P4" draw:layer="layout" svg:width="0.299cm" svg:height="0.298cm" svg:x="9.627cm" svg:y="4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4" draw:layer="layout" svg:width="0.657cm" svg:height="0.823cm" svg:x="9.418cm" svg:y="4.706cm" svg:viewBox="0 0 658 824" svg:d="m0 824c478-1853 658 0 658 0h-180z">
            <text:p/>
          </draw:path>
        </draw:g>
        <draw:g>
          <draw:custom-shape draw:style-name="gr5" draw:text-style-name="P4" draw:layer="layout" svg:width="0.402cm" svg:height="0.401cm" svg:x="9.586cm" svg:y="1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4" draw:layer="layout" svg:width="0.882cm" svg:height="1.105cm" svg:x="9.306cm" svg:y="1.543cm" svg:viewBox="0 0 883 1106" svg:d="m0 1106c642-2489 883 0 883 0h-241z">
            <text:p/>
          </draw:path>
        </draw:g>
        <draw:line draw:style-name="gr7" draw:text-style-name="P3" draw:layer="layout" svg:x1="10.17cm" svg:y1="2.227cm" svg:x2="12.37cm" svg:y2="2.227cm">
          <text:p/>
        </draw:line>
        <draw:frame draw:style-name="gr1" draw:text-style-name="P6" draw:layer="layout" svg:width="2.027cm" svg:height="0.569cm" svg:x="6.073cm" svg:y="1.2cm">
          <draw:text-box>
            <text:p text:style-name="P5"><text:span text:style-name="T1">zápis/čtení</text:span></text:p>
          </draw:text-box>
        </draw:frame>
        <draw:line draw:style-name="gr7" draw:text-style-name="P3" draw:layer="layout" svg:x1="6.406cm" svg:y1="4.294cm" svg:x2="4.1cm" svg:y2="2.8cm">
          <text:p/>
        </draw:line>
        <draw:line draw:style-name="gr7" draw:text-style-name="P3" draw:layer="layout" svg:x1="1.506cm" svg:y1="4.294cm" svg:x2="3.9cm" svg:y2="2.8cm">
          <text:p/>
        </draw:line>
        <draw:line draw:style-name="gr7" draw:text-style-name="P3" draw:layer="layout" svg:x1="4cm" svg:y1="4.2cm" svg:x2="4cm" svg:y2="2.8cm">
          <text:p/>
        </draw:line>
        <draw:g>
          <draw:custom-shape draw:style-name="gr8" draw:text-style-name="P4" draw:layer="layout" svg:width="0.402cm" svg:height="0.401cm" svg:x="3.834cm" svg:y="1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4" draw:layer="layout" svg:width="0.882cm" svg:height="1.105cm" svg:x="3.554cm" svg:y="1.543cm" svg:viewBox="0 0 883 1106" svg:d="m0 1106c642-2489 883 0 883 0h-241z">
            <text:p/>
          </draw:path>
        </draw:g>
        <draw:frame draw:style-name="gr10" draw:text-style-name="P7" draw:layer="layout" svg:width="4.6cm" svg:height="0.646cm" svg:x="1.725cm" svg:y="0.1cm">
          <draw:text-box>
            <text:p text:style-name="P5"><text:span text:style-name="T2">Multimaster replikace</text:span></text:p>
          </draw:text-box>
        </draw:frame>
        <draw:frame draw:style-name="gr10" draw:text-style-name="P7" draw:layer="layout" svg:width="4.267cm" svg:height="0.646cm" svg:x="9.638cm" svg:y="0.1cm">
          <draw:text-box>
            <text:p text:style-name="P5"><text:span text:style-name="T2">Master-slave replikace</text:span></text:p>
          </draw:text-box>
        </draw:frame>
        <draw:line draw:style-name="gr7" draw:text-style-name="P8" draw:layer="layout" svg:x1="6.337cm" svg:y1="1.729cm" svg:x2="7.835cm" svg:y2="1.738cm">
          <text:p/>
        </draw:line>
        <draw:line draw:style-name="gr2" draw:text-style-name="P8" draw:layer="layout" svg:x1="6.337cm" svg:y1="2.156cm" svg:x2="7.835cm" svg:y2="2.156cm">
          <text:p/>
        </draw:line>
        <draw:g>
          <draw:line draw:style-name="gr11" draw:text-style-name="P9" draw:layer="layout" svg:x1="13.7cm" svg:y1="4.37cm" svg:x2="13cm" svg:y2="2.56cm">
            <text:p/>
          </draw:line>
          <draw:frame draw:style-name="gr12" draw:text-style-name="P10" draw:layer="layout" svg:width="1.615cm" svg:height="0.607cm" svg:x="11.185cm" svg:y="5.369cm">
            <draw:text-box>
              <text:p text:style-name="P5"><text:span text:style-name="T3">slave</text:span></text:p>
            </draw:text-box>
          </draw:frame>
          <draw:g>
            <draw:custom-shape draw:style-name="gr13" draw:text-style-name="P3" draw:layer="layout" svg:width="1.057cm" svg:height="0.472cm" svg:x="11.464cm" svg:y="5.00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5cm" svg:x="11.464cm" svg:y="5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2cm" svg:x="11.464cm" svg:y="4.70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6cm" svg:x="11.464cm" svg:y="4.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1cm" svg:x="11.464cm" svg:y="4.39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36cm" svg:x="11.464cm" svg:y="4.3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" draw:text-style-name="P3" draw:layer="layout" svg:width="1.057cm" svg:height="0.472cm" svg:x="13.504cm" svg:y="5.00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5cm" svg:x="13.504cm" svg:y="5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2cm" svg:x="13.504cm" svg:y="4.70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6cm" svg:x="13.504cm" svg:y="4.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1cm" svg:x="13.504cm" svg:y="4.39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36cm" svg:x="13.504cm" svg:y="4.3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10" draw:layer="layout" svg:width="1.615cm" svg:height="0.607cm" svg:x="13.225cm" svg:y="5.369cm">
            <draw:text-box>
              <text:p text:style-name="P5"><text:span text:style-name="T3">slave</text:span></text:p>
            </draw:text-box>
          </draw:frame>
          <draw:line draw:style-name="gr11" draw:text-style-name="P9" draw:layer="layout" svg:x1="12.42cm" svg:y1="4.39cm" svg:x2="13.12cm" svg:y2="2.59cm">
            <text:p/>
          </draw:line>
          <draw:frame draw:style-name="gr15" draw:text-style-name="P11" draw:layer="layout" svg:width="1.894cm" svg:height="0.607cm" svg:x="12.099cm" svg:y="3.299cm">
            <draw:text-box>
              <text:p text:style-name="P5"><text:span text:style-name="T4">replikace</text:span></text:p>
            </draw:text-box>
          </draw:frame>
        </draw:g>
        <draw:g>
          <draw:frame draw:style-name="gr16" draw:text-style-name="P11" draw:layer="layout" svg:width="1.801cm" svg:height="0.607cm" svg:x="1.619cm" svg:y="4.502cm">
            <draw:text-box>
              <text:p text:style-name="P5"><text:span text:style-name="T4">replikace</text:span></text:p>
            </draw:text-box>
          </draw:frame>
          <draw:frame draw:style-name="gr16" draw:text-style-name="P11" draw:layer="layout" svg:width="1.801cm" svg:height="0.607cm" svg:x="4.56cm" svg:y="4.503cm">
            <draw:text-box>
              <text:p text:style-name="P5"><text:span text:style-name="T4">replikace</text:span></text:p>
            </draw:text-box>
          </draw:frame>
          <draw:g>
            <draw:g>
              <draw:custom-shape draw:style-name="gr13" draw:text-style-name="P3" draw:layer="layout" svg:width="1.2cm" svg:height="0.535cm" svg:x="0.454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0.454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0.454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0.454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0.454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0.454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2" draw:layer="layout" svg:width="1.615cm" svg:height="0.607cm" svg:x="0.247cm" svg:y="5.436cm">
              <draw:text-box>
                <text:p text:style-name="P5"><text:span text:style-name="T5">master</text:span></text:p>
              </draw:text-box>
            </draw:frame>
          </draw:g>
          <draw:g>
            <draw:g>
              <draw:custom-shape draw:style-name="gr13" draw:text-style-name="P3" draw:layer="layout" svg:width="1.2cm" svg:height="0.535cm" svg:x="3.399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3.399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3.399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3.399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3.399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3.399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3" draw:layer="layout" svg:width="1.615cm" svg:height="0.607cm" svg:x="3.192cm" svg:y="5.442cm">
              <draw:text-box>
                <text:p text:style-name="P5"><text:span text:style-name="T6">master</text:span></text:p>
              </draw:text-box>
            </draw:frame>
          </draw:g>
          <draw:g>
            <draw:g>
              <draw:custom-shape draw:style-name="gr13" draw:text-style-name="P3" draw:layer="layout" svg:width="1.2cm" svg:height="0.535cm" svg:x="6.336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6.336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6.336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6.336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6.336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6.336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3" draw:layer="layout" svg:width="1.615cm" svg:height="0.607cm" svg:x="6.129cm" svg:y="5.432cm">
              <draw:text-box>
                <text:p text:style-name="P5"><text:span text:style-name="T6">master</text:span></text:p>
              </draw:text-box>
            </draw:frame>
          </draw:g>
          <draw:line draw:style-name="gr17" draw:text-style-name="P9" draw:layer="layout" svg:x1="1.686cm" svg:y1="5.07cm" svg:x2="3.353cm" svg:y2="5.07cm">
            <text:p/>
          </draw:line>
          <draw:line draw:style-name="gr17" draw:text-style-name="P9" draw:layer="layout" svg:x1="4.627cm" svg:y1="5.071cm" svg:x2="6.294cm" svg:y2="5.071cm">
            <text:p/>
          </draw:line>
        </draw:g>
        <draw:g>
          <draw:g>
            <draw:custom-shape draw:style-name="gr13" draw:text-style-name="P3" draw:layer="layout" svg:width="1.2cm" svg:height="0.535cm" svg:x="12.412cm" svg:y="2.22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56cm" svg:x="12.412cm" svg:y="2.2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2cm" svg:height="0.536cm" svg:x="12.412cm" svg:y="1.8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56cm" svg:x="12.412cm" svg:y="1.8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2cm" svg:height="0.535cm" svg:x="12.412cm" svg:y="1.533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68cm" svg:x="12.412cm" svg:y="1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10" draw:layer="layout" svg:width="1.615cm" svg:height="0.607cm" svg:x="12.205cm" svg:y="0.993cm">
            <draw:text-box>
              <text:p text:style-name="P5"><text:span text:style-name="T3">mast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13" draw:display-name="Gradient 13" draw:style="square" draw:cx="60%" draw:cy="90%" draw:start-color="#9966cc" draw:end-color="#ffffff" draw:start-intensity="100%" draw:end-intensity="100%" draw:angle="3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replikace" draw:style="rect" draw:dots1="1" draw:dots1-length="0.21cm" draw:distance="0.2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23T07:26:51</dc:date>
    <dc:creator>Markét </dc:creator>
    <meta:editing-duration>PT7H2M31S</meta:editing-duration>
    <meta:editing-cycles>12</meta:editing-cycles>
    <meta:generator>LibreOffice/3.5$Linux_x86 LibreOffice_project/350m1$Build-2</meta:generator>
    <meta:document-statistic meta:object-count="81"/>
  </office:meta>
</office:document-meta>
</file>